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"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Verdana" fo:font-size="8pt" fo:font-weight="normal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" fo:font-size="8pt" fo:font-weight="bold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4.382cm" fo:margin-right="0cm" fo:text-align="start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4.382cm" fo:margin-right="0cm" fo:text-align="center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1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6pt" fo:font-weight="bold" style:font-size-asian="6pt" style:font-weight-asian="bold" style:font-size-complex="6pt" style:font-weight-complex="bold"/>
    </style:style>
    <style:style style:name="P12" style:family="paragraph" style:parent-style-name="Standard">
      <style:paragraph-properties fo:margin-left="4.382cm" fo:margin-right="0cm" fo:text-align="end" style:justify-single-word="false" fo:text-indent="0cm" style:auto-text-indent="false"/>
      <style:text-properties fo:color="#0000ff" style:font-name="Verdana1" fo:font-size="8pt" fo:font-weight="normal" style:font-size-asian="8pt" style:font-weight-asian="normal" style:font-size-complex="8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v_individu_lieu;block=begin]</text:p>
      <text:p text:style-name="P2">[o.nom]</text:p>
      <text:p text:style-name="P3">[o.adresse1]</text:p>
      <text:p text:style-name="P3">[o.code_postal] [o.ville]</text:p>
      <text:p text:style-name="P3">[o.telephone]</text:p>
      <text:p text:style-name="P4">[o.site_internet]</text:p>
      <text:p text:style-name="P5"/>
      <text:p text:style-name="P6"/>
      <text:p text:style-name="P6"/>
      <text:p text:style-name="P6"/>
      <text:p text:style-name="P6"/>
      <text:p text:style-name="P7"/>
      <text:p text:style-name="P8">[v_individu_lieu.titre_long] [v_individu_lieu.prenom] [v_individu_lieu.nom]</text:p>
      <text:p text:style-name="P9">[v_individu_lieu.adresse1]</text:p>
      <text:p text:style-name="P9">[v_individu_lieu.adresse2]</text:p>
      <text:p text:style-name="P9">[v_individu_lieu.code_postal] [v_individu_lieu.ville]</text:p>
      <text:p text:style-name="P10"/>
      <text:p text:style-name="P12"/>
      <text:p text:style-name="P12"/>
      <text:p text:style-name="P12"/>
      <text:p text:style-name="P12"/>
      <text:p text:style-name="P11">[v_individu_lieu;block=end;nodata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Gras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999cm" fo:page-height="1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Guy Gourmellet</meta:initial-creator>
    <meta:creation-date>2007-02-23T18:03:02</meta:creation-date>
    <dc:creator>Guy Gourmellet</dc:creator>
    <dc:date>2007-09-27T00:05:46</dc:date>
    <meta:printed-by>Guy Gourmellet</meta:printed-by>
    <meta:print-date>2007-02-23T18:23:41</meta:print-date>
    <dc:language>fr-FR</dc:language>
    <meta:editing-cycles>49</meta:editing-cycles>
    <meta:editing-duration>PT5H41M52S</meta:editing-duration>
    <meta:document-statistic meta:table-count="0" meta:image-count="0" meta:object-count="0" meta:page-count="1" meta:paragraph-count="11" meta:word-count="15" meta:character-count="317"/>
    <meta:user-defined meta:name="Info 1"/>
    <meta:user-defined meta:name="Info 2"/>
    <meta:user-defined meta:name="Info 3"/>
    <meta:user-defined meta:name="Info 4"/>
  </office:meta>
</office:document-meta>
</file>